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39cm" fo:min-width="2.627cm"/>
    </style:style>
    <style:style style:name="gr2" style:family="graphic" style:parent-style-name="standard">
      <style:graphic-properties draw:textarea-horizontal-align="justify" draw:textarea-vertical-align="middle" draw:auto-grow-height="false" fo:min-height="3.943cm" fo:min-width="1.115cm"/>
    </style:style>
    <style:style style:name="gr3" style:family="graphic" style:parent-style-name="standard">
      <style:graphic-properties draw:textarea-horizontal-align="justify" draw:textarea-vertical-align="middle" draw:auto-grow-height="false" fo:min-height="0.094cm" fo:min-width="6.064cm"/>
    </style:style>
    <style:style style:name="gr4" style:family="graphic" style:parent-style-name="standard">
      <style:graphic-properties draw:textarea-horizontal-align="justify" draw:textarea-vertical-align="middle" draw:auto-grow-height="false" fo:min-height="3.358cm" fo:min-width="6.029cm"/>
    </style:style>
    <style:style style:name="gr5" style:family="graphic" style:parent-style-name="standard">
      <style:graphic-properties draw:stroke="none" svg:stroke-color="#000000" draw:fill="none" draw:fill-color="#ffffff" fo:min-height="2.845cm"/>
    </style:style>
    <style:style style:name="gr6" style:family="graphic" style:parent-style-name="standard">
      <style:graphic-properties draw:stroke="none" svg:stroke-color="#000000" draw:fill="none" draw:fill-color="#ffffff" fo:min-height="3.804cm"/>
    </style:style>
    <style:style style:name="gr7" style:family="graphic" style:parent-style-name="standard">
      <style:graphic-properties draw:stroke="none" svg:stroke-color="#000000" draw:fill="none" draw:fill-color="#ffffff" fo:min-height="4.267cm"/>
    </style:style>
    <style:style style:name="gr8" style:family="graphic" style:parent-style-name="standard">
      <style:graphic-properties draw:stroke="none" svg:stroke-color="#000000" draw:fill="none" draw:fill-color="#ffffff" fo:min-height="12.1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27cm" svg:height="4.089cm" svg:x="2.955cm" svg:y="5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5cm" svg:height="4.193cm" svg:x="3.023cm" svg:y="9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64cm" svg:height="0.344cm" svg:x="3.023cm" svg:y="14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29cm" svg:height="3.608cm" svg:x="3.023cm" svg:y="14.6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29cm" svg:height="3.608cm" svg:x="2.92cm" svg:y="18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7.387cm" svg:height="3.095cm" svg:x="2.612cm" svg:y="1.546cm">
          <draw:text-box>
            <text:p>.debug_cu_index and .debug_tu_index DWARF5 layout.</text:p>
            <text:p>Updated <text:s/>10 April 2020</text:p>
            <text:p>Refer to DWARF5 7.3.5.3. Notice the definition</text:p>
            <text:p>Of U, N, and S in the section header.</text:p>
          </draw:text-box>
        </draw:frame>
        <draw:frame draw:style-name="gr6" draw:text-style-name="P2" draw:layer="layout" svg:width="10.961cm" svg:height="4.054cm" svg:x="7.903cm" svg:y="5.155cm">
          <draw:text-box>
            <text:p>The signature <text:s/>table is an array of S eight <text:s/>byte signatures. S slots. Usually unused slots are all zero bits.</text:p>
          </draw:text-box>
        </draw:frame>
        <draw:frame draw:style-name="gr7" draw:text-style-name="P2" draw:layer="layout" svg:width="10.309cm" svg:height="4.517cm" svg:x="8.418cm" svg:y="9.518cm">
          <draw:text-box>
            <text:p>The index table is an array of S</text:p>
            <text:p>four byte indexes (into the </text:p>
            <text:p>Tables below)</text:p>
            <text:p><text:s/>In exact parallel to the <text:s/>signature <text:s/>table above. Index zero means</text:p>
            <text:p>The signature is ignored.</text:p>
          </draw:text-box>
        </draw:frame>
        <draw:frame draw:style-name="gr8" draw:text-style-name="P2" draw:layer="layout" svg:width="10.274cm" svg:height="12.438cm" svg:x="9.896cm" svg:y="14.192cm">
          <draw:text-box>
            <text:p>The offset table here is U+1 rows and N columns. Row 0 tells what</text:p>
            <text:p>DW_SECT* name applies to that Column. Thus the index in the index table is 1-origin. But we <text:s/>(with no effort) separate out the initial row and subtract 1 from the index to access the offsets from a</text:p>
            <text:p>U by N table.</text:p>
            <text:p>(These are Base Offsets as for rnglists etc).</text:p>
            <text:p/>
            <text:p>The size table is size U by N columns. Parallel to the U by</text:p>
            <text:p>N offsets table-portion above. Size and offsets described in Sec 7.3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A </meta:initial-creator>
    <meta:creation-date>2020-04-10T12:52:05.288933011</meta:creation-date>
    <dc:date>2020-04-10T13:56:15.184567873</dc:date>
    <dc:creator>DavidA </dc:creator>
    <meta:editing-duration>PT33M17S</meta:editing-duration>
    <meta:editing-cycles>2</meta:editing-cycles>
    <meta:generator>LibreOffice/6.0.7.3$Linux_X86_64 LibreOffice_project/00m0$Build-3</meta:generator>
    <meta:document-statistic meta:object-count="9"/>
  </office:meta>
</office:document-meta>
</file>